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67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co1" style:family="table-column">
      <style:table-column-properties style:column-width="4.145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0.519cm" style:use-optimal-row-height="false"/>
    </style:style>
    <style:style style:name="ro2" style:family="table-row">
      <style:table-row-properties style:row-height="1.155cm" style:use-optimal-row-height="false"/>
    </style:style>
    <style:style style:name="ro3" style:family="table-row">
      <style:table-row-properties style:row-height="0.837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595cm" style:use-optimal-row-height="false"/>
    </style:style>
    <style:style style:name="ro6" style:family="table-row">
      <style:table-row-properties style:row-height="1.383cm" style:use-optimal-row-height="false"/>
    </style:style>
    <style:style style:name="ro7" style:family="table-row">
      <style:table-row-properties style:row-height="2.959cm" style:use-optimal-row-height="false"/>
    </style:style>
    <style:style style:name="ce1" style:family="table-cell">
      <style:text-properties fo:color="#ffffff" loext:opacity="100%" loext:color-lum-mod="100%" loext:color-lum-off="0%" fo:font-size="10pt"/>
    </style:style>
    <style:style style:name="ce2" style:family="table-cell">
      <style:text-properties fo:font-size="10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text-properties fo:color="#ffffff" loext:opacity="100%" loext:color-lum-mod="100%" loext:color-lum-off="0%"/>
    </style:style>
    <style:style style:name="P1" style:family="paragraph">
      <style:text-properties fo:font-size="10pt"/>
    </style:style>
    <style:style style:name="P2" style:family="paragraph">
      <style:text-properties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text-properties fo:font-size="8pt"/>
    </style:style>
    <style:style style:name="P9" style:family="paragraph">
      <loext:graphic-properties draw:fill="none"/>
      <style:text-properties fo:font-size="8pt"/>
    </style:style>
    <style:style style:name="T1" style:family="text">
      <style:text-properties fo:color="#ffffff" loext:opacity="100%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/>
    </style:style>
    <style:style style:name="T6" style:family="text">
      <style:text-properties fo:font-size="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581cm" svg:height="4.586cm" svg:x="3.842cm" svg:y="1.097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omit &lt;POS&gt;</text:span></text:p>
              </table:table-cell>
              <table:table-cell>
                <text:p text:style-name="P3"><text:span text:style-name="T2">omit 1</text:span></text:p>
              </table:table-cell>
              <table:table-cell>
                <text:p text:style-name="P3"><text:span text:style-name="T2">Test </text:span></text:p>
              </table:table-cell>
              <table:table-cell>
                <text:p text:style-name="P3"><text:span text:style-name="T2">Tst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cut &lt;l&gt;|&lt;r&gt; &lt;MIN&gt; &lt;MAX&gt; </text:span></text:p>
              </table:table-cell>
              <table:table-cell>
                <text:p text:style-name="P3"><text:span text:style-name="T2">cut l 0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  <text:p text:style-name="P3"><text:span text:style-name="T2">est</text:span></text:p>
                <text:p text:style-name="P3"><text:span text:style-name="T2">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deduplicate_reversed</text:span></text:p>
              </table:table-cell>
              <table:table-cell table:style-name="ce2">
                <text:p text:style-name="P1"><text:span text:style-name="T2">deduplicate_reversed</text:span></text:p>
              </table:table-cell>
              <table:table-cell>
                <text:p text:style-name="P3"><text:span text:style-name="T2">Testtse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duplicate</text:span></text:p>
              </table:table-cell>
              <table:table-cell>
                <text:p text:style-name="P1"><text:span text:style-name="T2">deduplicate</text:span></text:p>
              </table:table-cell>
              <table:table-cell>
                <text:p text:style-name="P1"><text:span text:style-name="T2">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triplicate</text:span></text:p>
              </table:table-cell>
              <table:table-cell>
                <text:p text:style-name="P1"><text:span text:style-name="T2">detriplicate</text:span></text:p>
              </table:table-cell>
              <table:table-cell>
                <text:p text:style-name="P1"><text:span text:style-name="T2">Test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3" table:default-cell-style-name="ce2">
              <table:table-cell>
                <text:p><text:span text:style-name="T2">discard_endings “&lt;file&gt;”</text:span></text:p>
              </table:table-cell>
              <table:table-cell>
                <text:p text:style-name="P1"><text:span text:style-name="T2">discard_endings “discard_endings/de.txt”</text:span></text:p>
              </table:table-cell>
              <table:table-cell>
                <text:p text:style-name="P1"><text:span text:style-name="T2">Dies ist ein</text:span></text:p>
                <text:p text:style-name="P1"><text:span text:style-name="T2">Diesist ein</text:span></text:p>
              </table:table-cell>
              <table:table-cell>
                <text:p text:style-name="P1"><text:span text:style-name="T2">Dies</text:span></text:p>
                <text:p text:style-name="P1"><text:span text:style-name="T2">Diesi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81cm" svg:height="5.331cm" svg:x="11.161cm" svg:y="11.159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<text:span text:style-name="T2">lower [&lt;POS&gt;]</text:span></text:p>
              </table:table-cell>
              <table:table-cell>
                <text:p text:style-name="P3"><text:span text:style-name="T2">lower </text:span></text:p>
                <text:p text:style-name="P3"><text:span text:style-name="T2">lower 1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 </text:span></text:p>
                <text:p text:style-name="P3"><text:span text:style-name="T2">Test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2">upper [&lt;POS&gt;]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2"><text:span text:style-name="T2">capitalize</text:span></text:p>
              </table:table-cell>
              <table:table-cell>
                <text:p text:style-name="P3"><text:span text:style-name="T2">capitaliz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title</text:span></text:p>
              </table:table-cell>
              <table:table-cell>
                <text:p text:style-name="P3"><text:span text:style-name="T2">title</text:span></text:p>
              </table:table-cell>
              <table:table-cell>
                <text:p text:style-name="P3"><text:span text:style-name="T2">this is a test</text:span></text:p>
              </table:table-cell>
              <table:table-cell>
                <text:p text:style-name="P3"><text:span text:style-name="T2">This Is A 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swapcase</text:span></text:p>
              </table:table-cell>
              <table:table-cell table:style-name="ce2">
                <text:p text:style-name="P1"><text:span text:style-name="T2">swapcas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.682cm" svg:height="1.673cm" svg:x="3.668cm" svg:y="0.308cm">
          <draw:text-box>
            <text:p><text:span text:style-name="T2">Reduce</text:span></text:p>
            <text:p><text:span text:style-name="T2"/></text:p>
          </draw:text-box>
        </draw:frame>
        <draw:frame draw:style-name="gr2" draw:text-style-name="P5" draw:layer="layout" svg:width="2.475cm" svg:height="0.962cm" svg:x="3.557cm" svg:y="6.667cm">
          <draw:text-box>
            <text:p>Extend</text:p>
          </draw:text-box>
        </draw:frame>
        <draw:frame draw:style-name="gr3" draw:text-style-name="P5" draw:layer="layout" svg:width="2.479cm" svg:height="0.962cm" svg:x="21.272cm" svg:y="6.34cm">
          <draw:text-box>
            <text:p>Extract</text:p>
          </draw:text-box>
        </draw:frame>
        <draw:frame draw:style-name="gr2" draw:text-style-name="P5" draw:layer="layout" svg:width="2.331cm" svg:height="0.962cm" svg:x="20.955cm" svg:y="5.08cm">
          <draw:text-box>
            <text:p>Derive</text:p>
          </draw:text-box>
        </draw:frame>
        <draw:frame draw:style-name="standard" draw:layer="layout" svg:width="16.581cm" svg:height="6.359cm" svg:x="1.87cm" svg:y="6.405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append [each] “&lt;str&gt;”</text:span></text:p>
              </table:table-cell>
              <table:table-cell>
                <text:p text:style-name="P3"><text:span text:style-name="T2">append “a”</text:span></text:p>
                <text:p text:style-name="P3"><text:span text:style-name="T2">ap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a</text:span></text:p>
                <text:p text:style-name="P3"><text:span text:style-name="T2">Taeasata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prepend [each] “&lt;str&gt;”</text:span></text:p>
              </table:table-cell>
              <table:table-cell>
                <text:p text:style-name="P3"><text:span text:style-name="T2">prepend “a”</text:span></text:p>
                <text:p text:style-name="P3"><text:span text:style-name="T2">pre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aTest</text:span></text:p>
                <text:p text:style-name="P3"><text:span text:style-name="T2">aTaeasa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multiply &lt;N&gt;</text:span></text:p>
              </table:table-cell>
              <table:table-cell>
                <text:p text:style-name="P3"><text:span text:style-name="T2">multiply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Test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5.08cm" svg:height="1.673cm" svg:x="3.81cm" svg:y="12.614cm">
          <draw:text-box>
            <text:p>Transform</text:p>
          </draw:text-box>
        </draw:frame>
      </draw:page>
      <draw:page draw:name="page2" draw:style-name="dp1" draw:master-page-name="Default">
        <draw:frame draw:style-name="standard" draw:layer="layout" svg:width="18.799cm" svg:height="7.355cm" svg:x="4.701cm" svg:y="3.247cm">
          <table:table table:template-name="black-dark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row table:style-name="ro5" table:default-cell-style-name="black">
              <table:table-cell table:style-name="ce4">
                <text:p><text:span text:style-name="T1">Operation</text:span></text:p>
              </table:table-cell>
              <table:table-cell>
                <text:p><text:span text:style-name="T2">Example(s)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Output</text:span></text:p>
              </table:table-cell>
            </table:table-row>
            <table:table-row table:style-name="ro6" table:default-cell-style-name="dark-gray">
              <table:table-cell>
                <text:p><text:span text:style-name="T2">correct_spelling</text:span></text:p>
                <text:p><text:span text:style-name="T2">DICTIONARIES = [“de”,”en”]</text:span></text:p>
                <text:p><text:span text:style-name="T2">MAX_EDIT_DISTANCE = 1</text:span></text:p>
              </table:table-cell>
              <table:table-cell>
                <text:p><text:span text:style-name="T2">correct_spelling</text:span></text:p>
              </table:table-cell>
              <table:table-cell>
                <text:p><text:span text:style-name="T2">Pythonn</text:span></text:p>
              </table:table-cell>
              <table:table-cell>
                <text:p><text:span text:style-name="T2">Pythons</text:span></text:p>
                <text:p><text:span text:style-name="T2">Python</text:span></text:p>
              </table:table-cell>
            </table:table-row>
            <table:table-row table:style-name="ro5" table:default-cell-style-name="gray">
              <table:table-cell>
                <text:p><text:span text:style-name="T2">dehex</text:span></text:p>
              </table:table-cell>
              <table:table-cell>
                <text:p><text:span text:style-name="T2">dehex</text:span></text:p>
              </table:table-cell>
              <table:table-cell>
                <text:p><text:span text:style-name="T2">$HEX[41464645]</text:span></text:p>
              </table:table-cell>
              <table:table-cell>
                <text:p><text:span text:style-name="T2">AFFE</text:span></text:p>
              </table:table-cell>
            </table:table-row>
            <table:table-row table:style-name="ro7" table:default-cell-style-name="dark-gray">
              <table:table-cell>
                <text:p><text:span text:style-name="T2">deleetify</text:span></text:p>
                <text:p><text:span text:style-name="T2"/></text:p>
                <text:p><text:span text:style-name="T3">(Basic deleetifications can also be done using “</text:span><text:span text:style-name="T4">replace</text:span><text:span text:style-name="T3">” or “</text:span><text:span text:style-name="T4">map</text:span><text:span text:style-name="T3">”.)</text:span></text:p>
              </table:table-cell>
              <table:table-cell>
                <text:p><text:span text:style-name="T2">deleetify</text:span></text:p>
              </table:table-cell>
              <table:table-cell>
                <text:p><text:span text:style-name="T2">D1ct10n4ry</text:span></text:p>
              </table:table-cell>
              <table:table-cell>
                <text:p><text:span text:style-name="T2">Dictionary</text:span></text:p>
                <text:p><text:span text:style-name="T2">Diction4ry</text:span></text:p>
                <text:p><text:span text:style-name="T2">Dicti0nary</text:span></text:p>
                <text:p><text:span text:style-name="T2">D1ct1onary</text:span></text:p>
                <text:p><text:span text:style-name="T2">D1ct1on4ry</text:span></text:p>
                <text:p><text:span text:style-name="T2">Dicti0n4ry</text:span></text:p>
                <text:p><text:span text:style-name="T2">D1ct10nary</text:span></text:p>
              </table:table-cell>
            </table:table-row>
            <table:table-row table:style-name="ro4" table:default-cell-style-name="gray">
              <table:table-cell/>
              <table:table-cell/>
              <table:table-cell/>
              <table:table-cell/>
            </table:table-row>
            <table:table-row table:style-name="ro4" table:default-cell-style-name="dark-gray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2.331cm" svg:height="0.962cm" svg:x="4.445cm" svg:y="2.53cm">
          <draw:text-box>
            <text:p>Fix</text:p>
          </draw:text-box>
        </draw:frame>
      </draw:page>
      <draw:page draw:name="page3" draw:style-name="dp1" draw:master-page-name="Default">
        <draw:frame draw:style-name="gr5" draw:text-style-name="P7" draw:layer="layout" svg:width="22.87cm" svg:height="12.017cm" svg:x="5.07cm" svg:y="2.27cm">
          <draw:text-box>
            <text:p><text:span text:style-name="T5">- [Transformer or Extractor] an </text:span><text:span text:style-name="T5">entry cannot be processed; </text:span><text:span text:style-name="T5">e.g., get_no(“abc”) </text:span><text:span text:style-name="T5"><text:tab/></text:span><text:span text:style-name="T5"><text:tab/></text:span><text:span text:style-name="T5">=&gt; None</text:span></text:p>
            <text:p><text:span text:style-name="T5">- [Filter] an entry is filtered (the </text:span><text:span text:style-name="T5">filter rejects the entry); e.g., </text:span><text:span text:style-name="T5">is_no(“abc”) </text:span><text:span text:style-name="T5"><text:tab/></text:span><text:span text:style-name="T5"><text:tab/></text:span><text:span text:style-name="T5">=&gt; []</text:span></text:p>
            <text:p><text:span text:style-name="T5">- [Transformer] an entry can </text:span><text:span text:style-name="T5">be processed, but the result is </text:span><text:span text:style-name="T5">empty; e.g., </text:span><text:span text:style-name="T5">remove_no(“1248”)=&gt; []</text:span></text:p>
            <text:p><text:span text:style-name="T5"/></text:p>
            <text:p><text:span text:style-name="T5">- “*”[Transformer or Extractor] </text:span><text:span text:style-name="T5">if an entry cannot be </text:span><text:span text:style-name="T5">processed, return the original </text:span><text:span text:style-name="T5">entry otherwise return only the </text:span><text:span text:style-name="T5">transformed or the extracted </text:span><text:span text:style-name="T5">entries</text:span></text:p>
            <text:p><text:span text:style-name="T5">- “+”[Transformer or Extractor] </text:span><text:span text:style-name="T5">Return the result of the </text:span><text:span text:style-name="T5">operation and the original entry </text:span><text:span text:style-name="T5">(as the first element)</text:span></text:p>
            <text:p><text:span text:style-name="T5">- “!”[Filter] inverts the result of </text:span><text:span text:style-name="T5">a filter.</text:span></text:p>
            <text:p><text:span text:style-name="T5"/></text:p>
            <text:p><text:span text:style-name="T5">Operations which operate on </text:span><text:span text:style-name="T5">the intermediate set as a </text:span><text:span text:style-name="T5">whole start with “iset_”, in </text:span><text:span text:style-name="T5">cases where the intermediate </text:span><text:span text:style-name="T5">set should be processed in an </text:span><text:span text:style-name="T5">per-entry manner, </text:span><text:span text:style-name="T5">iset_foreach can be used.</text:span></text:p>
            <text:p><text:span text:style-name="T5"/></text:p>
            <text:p><text:span text:style-name="T5"/></text:p>
            <text:p><text:span text:style-name="T5">Example:</text:span><text:span text:style-name="T5"><text:tab/></text:span></text:p>
            <text:p><text:span text:style-name="T5">remove_no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*remove_no</text:span><text:span text:style-name="T5"><text:tab/></text:span><text:span text:style-name="T5"><text:tab/></text:span><text:span text:style-name="T5"><text:tab/></text:span><text:span text:style-name="T5"><text:tab/></text:span><text:span text:style-name="T5">+remove_no</text:span></text:p>
            <text:p><text:span text:style-name="T5">remove_no(“121”) =&gt; []</text:span><text:span text:style-name="T5"><text:tab/></text:span><text:span text:style-name="T5"><text:tab/></text:span><text:span text:style-name="T5"><text:tab/></text:span><text:span text:style-name="T5"><text:tab/></text:span><text:span text:style-name="T5">[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21”]</text:span></text:p>
            <text:p><text:span text:style-name="T5">remove_no(“a12”) =&gt; [“a”]</text:span><text:span text:style-name="T5"><text:tab/></text:span><text:span text:style-name="T5"><text:tab/></text:span><text:span text:style-name="T5"><text:tab/></text:span><text:span text:style-name="T5"><text:tab/></text:span><text:span text:style-name="T5">[“a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a12”,”a”]</text:span></text:p>
            <text:p><text:span text:style-name="T5">remove_no(“abc”) =&gt; None</text:span><text:span text:style-name="T5"><text:tab/></text:span><text:span text:style-name="T5"><text:tab/></text:span><text:span text:style-name="T5"><text:tab/></text:span><text:span text:style-name="T5"><text:tab/></text:span><text:span text:style-name="T5">[“abc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21”]</text:span></text:p>
            <text:p text:style-name="P6"><text:span text:style-name="T5">remove_no(“abc1”) =&gt; None</text:span><text:span text:style-name="T5"><text:tab/></text:span><text:span text:style-name="T5"><text:tab/></text:span><text:span text:style-name="T5"><text:tab/></text:span><text:span text:style-name="T5"><text:tab/></text:span><text:span text:style-name="T5">[“abc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abc1”,”abc”]</text:span></text:p>
            <text:p><text:span text:style-name="T5"/></text:p>
            <text:p><text:span text:style-name="T6">In general, when processing </text:span><text:span text:style-name="T6">an intermediate list with </text:span><text:span text:style-name="T6">multiple entries, the </text:span><text:span text:style-name="T6">(meta-)operations perform </text:span><text:span text:style-name="T6">per-entry and “if-any” </text:span><text:span text:style-name="T6">processing (and join the </text:span><text:span text:style-name="T6">results). </text:span></text:p>
            <text:p><text:span text:style-name="T5">remove_no([“111”,”222”]) =&gt; []</text:span><text:span text:style-name="T5"><text:tab/></text:span><text:span text:style-name="T5"><text:tab/></text:span><text:span text:style-name="T5"><text:tab/></text:span><text:span text:style-name="T5"><text:tab/></text:span><text:span text:style-name="T5">[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11”,”222”]</text:span></text:p>
            <text:p text:style-name="P6"><text:span text:style-name="T7">remove_no([“abc”,”def”]) =&gt; </text:span><text:span text:style-name="T7">None</text:span><text:span text:style-name="T7"><text:tab/></text:span><text:span text:style-name="T7"><text:tab/></text:span><text:span text:style-name="T7"><text:tab/></text:span><text:span text:style-name="T7">[“abc”,”def”]</text:span><text:span text:style-name="T7"><text:tab/></text:span><text:span text:style-name="T7"><text:tab/></text:span><text:span text:style-name="T7"><text:tab/></text:span><text:span text:style-name="T7"><text:tab/></text:span><text:span text:style-name="T7">[</text:span><text:span text:style-name="T5">“abc”,”def”]</text:span></text:p>
            <text:p text:style-name="P6"><text:span text:style-name="T7">remove_no([“111”,”def”]) =&gt; []</text:span><text:span text:style-name="T7"><text:tab/></text:span><text:span text:style-name="T7"><text:tab/></text:span><text:span text:style-name="T7"><text:tab/></text:span><text:span text:style-name="T7"><text:tab/></text:span><text:span text:style-name="T7">[”def”]</text:span><text:span text:style-name="T7"><text:tab/></text:span><text:span text:style-name="T7"> (requires </text:span><text:span text:style-name="T7">per-entry processing!)</text:span><text:span text:style-name="T7"><text:tab/></text:span><text:span text:style-name="T7">[</text:span><text:span text:style-name="T5">“111”,”def”]</text:span></text:p>
            <text:p text:style-name="P6"><text:span text:style-name="T7">remove_no([“abc1”,”2def”]) =&gt; </text:span><text:span text:style-name="T7">[“abc”,”def”]</text:span><text:span text:style-name="T7"><text:tab/></text:span><text:span text:style-name="T7"><text:tab/></text:span><text:span text:style-name="T7">[“abc”,”def”]</text:span><text:span text:style-name="T7"><text:tab/></text:span><text:span text:style-name="T7"><text:tab/></text:span><text:span text:style-name="T7"><text:tab/></text:span><text:span text:style-name="T7"><text:tab/></text:span><text:span text:style-name="T7">[“abc1”, </text:span><text:span text:style-name="T5">“abc”, “2def”, ”def”]</text:span><text:span text:style-name="T5"><text:tab/></text:span><text:span text:style-name="T5">(maintaining the order requires </text:span><text:span text:style-name="T5">per-entry processing because </text:span><text:span text:style-name="T5">the number of returned </text:span><text:span text:style-name="T5">elements per input-entry </text:span><text:span text:style-name="T5">cannot be determined </text:span><text:span text:style-name="T5">otherwise!)</text:span></text:p>
            <text:p text:style-name="P6"><text:span text:style-name="T5">remove_no([“121”,”a12”,”abc”,</text:span><text:span text:style-name="T5">”abc1”]) =&gt; [“a”,”abc”,”abc”]</text:span><text:span text:style-name="T5"><text:tab/></text:span><text:span text:style-name="T5">[“a”,”abc”,”abc”]</text:span><text:span text:style-name="T5"><text:tab/></text:span><text:span text:style-name="T5"><text:tab/></text:span><text:span text:style-name="T5"><text:tab/></text:span><text:span text:style-name="T5"><text:tab/></text:span><text:span text:style-name="T5">[“121”,”a12”,”a”,”abc”,”abc1”,”</text:span><text:span text:style-name="T5">abc”]</text:span></text:p>
            <text:p text:style-name="P6"><text:span text:style-name="T5"/></text:p>
            <text:p text:style-name="P6"><text:span text:style-name="T5">Joining of results:</text:span></text:p>
            <text:p text:style-name="P6"><text:span text:style-name="T5">None + None =&gt; None</text:span></text:p>
            <text:p text:style-name="P6"><text:span text:style-name="T5">[] + None =&gt; []</text:span></text:p>
            <text:p text:style-name="P6"><text:span text:style-name="T5">None + [] =&gt; []</text:span></text:p>
            <text:p text:style-name="P6"><text:span text:style-name="T5">[] + [] =&gt; []</text:span></text:p>
            <text:p text:style-name="P6"><text:span text:style-name="T5">[] + […] = [...]</text:span></text:p>
            <text:p text:style-name="P6"><text:span text:style-name="T5">[…] + [] = […]</text:span></text:p>
            <text:p text:style-name="P6"><text:span text:style-name="T5">None + […] = […]</text:span></text:p>
            <text:p text:style-name="P6"><text:span text:style-name="T7">[…] + None = […]</text:span></text:p>
            <text:p text:style-name="P6"><text:span text:style-name="T7">[...a] + [...b] = [...a || ...b]</text:span></text:p>
          </draw:text-box>
        </draw:frame>
      </draw:page>
      <draw:page draw:name="page4" draw:style-name="dp1" draw:master-page-name="Default">
        <draw:frame draw:style-name="gr6" draw:text-style-name="P9" draw:layer="layout" svg:width="25.458cm" svg:height="1.841cm" svg:x="8.89cm" svg:y="5.069cm">
          <draw:text-box>
            <text:p text:style-name="P8">Let’s assume that you want to convert words that just consist of capital letters to title case. </text:p>
            <text:p text:style-name="P8">In this scenario you need to combine some reasoning about the entry with the capitalization</text:p>
            <text:p text:style-name="P8">Operation, e.g. “AlexMax PUTOIN” =&gt; “AlexMax Putoin”:</text:p>
            <text:p text:style-name="P8"/>
            <text:p text:style-name="P8"><text:s/>./dj.py <text:s/>'split " " ~iset_foreach( max lower 0 min upper 1 capitalize ) iset_concat " " report'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36:47.300813692</meta:creation-date>
    <dc:date>2023-06-07T08:58:19.507022026</dc:date>
    <meta:editing-duration>P4DT6H38M50S</meta:editing-duration>
    <meta:editing-cycles>24</meta:editing-cycles>
    <meta:generator>LibreOffice/7.5.3.2$Linux_X86_64 LibreOffice_project/67bf5ab3e8553b11738d1302ab7051a12dd8b40d</meta:generator>
    <meta:document-statistic meta:object-count="12"/>
  </office:meta>
</office:document-meta>
</file>